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ten jutella meistä?</text:p>
      <text:p text:style-name="P5"/>
      <text:p text:style-name="P6">31 elo 2015</text:p>
      <text:p text:style-name="P7"/>
      <text:p text:style-name="P8">Kerroin yhdelle ihanalle tytölle kuukausi sitten tunteistani, mutten tällä hetkellä osaa lukea tämän tytön ajatuksia enkä tiedä, mitä hän minusta ajattelee. Viestien perusteella hän taitaa tykätä minusta myös, mutta ei ole sanonut mitään sen suuntaista kasvotusten. Olemme tosin sopineet että annamme tämän asian mennä omalla painollaan, eli jos tästä syntyy<text:s/>parisuhde niin sitten syntyy. Olemme molemmat 17-vuotiaita ja tällä tytöllä on puolitoistavuotias poika.(olen lesbo ja tyttö on pan/bi) Tarvitsisin neuvoja miten jutella "meistä" ja kenties vinkkejä, miten voisin lähestyä tätä tyttöä. Olemme kyllä halanneet monta kertaa. Pussaaminen houkuttelee, mutta pelkään jos hän säikähtää. Haluisin pyytää tytön myös treffeille. Itse olen ajatellut jonkunlaista piknikkiä sydänkarkkien kera, onko se liikaa? Kiitos jo etukäteen :)</text:p>
      <text:p text:style-name="P9"/>
      <text:p text:style-name="P10">[Nimimerkki poistettu]</text:p>
      <text:p text:style-name="P11"/>
      <text:p text:style-name="P12"/>
      <text:p text:style-name="P13">Vastaus</text:p>
      <text:p text:style-name="P14"/>
      <text:p text:style-name="P15">Hei<text:line-break/><text:line-break/>Onneksi olkoon siitä että olet kertonut tunteistasi ihanalle tytölle! Sen jälkeen onkin ymmärrettävästi perhosia vatsassa sen suhteen mitä toinen oikeasti ajattelee, tunteeko tämä yhtä voimakasta tykkäämistä ja miten voisi parhaiten edetä siihen että voisit<text:s/>puhua hänestä ja sinusta turvallisesti ja täyteläisesti ”me” muodossa. Mietitkin seuraavia omia askeleitasi. Mietit voisitko pyytää häntä treffeille. Olet harkinnut piknikkiä sydänkarkkien kera. Sinä tiedät minua paremmin, mistä hän pitää ja mistä ei. Jollekin sydänkarkit voivat olla juuri se juttu ja toiselle ne voivat tuntua imelältä. Toisaalta jos sydänkarkit ovat sinun juttusi niin silloinhan ne karkit kertovat sinusta ja sinun tunteistasi. Rohkaisen joka tapauksessa sinua kysymään josko voisitte tehdä<text:s/>joskus jotain sellaista yhdessä, jonka aikana voisitte turvallisesti kertoa itsestänne ja vähitellen edetä siihen miltä tuntuu olla yhdessä. Kukin meistä etenee suhteissaan omaa tahtiaan ja joskus yhteisen tahdin löytäminen voi viedä aikaa. Kävi miten kävi, niin sinulla on joka tapauksessa oikeus tunteisiisi häntä kohtaan. Jos hänen tunteensa eivät ole riittävän samansuuntaisia teidän suhteen niin onhan se tietysti pettymys, mutta siitä selviää ajan kanssa. Olet kuitenkin rohkeasti kertonut itsestäsi ja antanut mahdollisuuden rakkaudelle. Älä luovu koskaan tuosta rohkeudestas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00:00Z</meta:creation-date>
    <dc:date>2023-01-19T14:00:00Z</dc:date>
    <meta:template xlink:href="Normal.dotm" xlink:type="simple"/>
    <meta:editing-cycles>1</meta:editing-cycles>
    <meta:editing-duration>PT0S</meta:editing-duration>
    <meta:document-statistic meta:page-count="1" meta:paragraph-count="5" meta:word-count="287" meta:character-count="2613" meta:row-count="19" meta:non-whitespace-character-count="2331"/>
  </office:meta>
</office:document-meta>
</file>